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-asian="Arial" style:font-name-complex="Arial"/>
    </style:style>
    <style:style style:name="T1" style:family="text">
      <style:text-properties fo:font-weight="bold" style:font-name-asian="Arial" style:font-weight-asian="bold" style:font-name-complex="Arial" style:font-weight-complex="bold"/>
    </style:style>
    <style:style style:name="T2" style:family="text">
      <style:text-properties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Japanese</text:span><text:span text:style-name="T2"> </text:span><text:bookmark text:name="line1"/>Shift_JIS</text:p>
      <text:p text:style-name="P1"/>
      <text:p text:style-name="Standard"><text:span text:style-name="T2">社名にあるとおり、私どもは運送業をなりわいとしておりますが、業務内容は単にモノを運ぶ、物 流だけに留まっていません。<text:line-break/>　創業者である現会長は、創業当時より常々「限られた条件の中で最善を尽くす」と申しております。近年になってこそ、物流をトータル的にとらえる「物流ソ リューション」が物流業界の主流ですが、私どもの事業展開は創業当時よりこの考えに基づいております。<text:line-break/>　お客様が必要とされる物流を企業活動の一環として認識し、その周辺に付随するさまざまな業務に対応しています。また、いつ、どのような場合にあっても、 安全性と速効性に最善を尽くし、お客様に安心してお任せいただけますよう努めております。<text:line-break/>　今後も物流ソリューションの一層の確立に邁進いたしますとともに、これまで培ってきた独自のシステムをあらゆる業界へ応用させて、地域産業の発展に尽く してまいります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Vigh</meta:initial-creator>
    <meta:creation-date>2016-08-14T12:37:42.59</meta:creation-date>
    <meta:document-statistic meta:table-count="0" meta:image-count="0" meta:object-count="0" meta:page-count="1" meta:paragraph-count="2" meta:word-count="370" meta:character-count="396"/>
    <dc:date>2016-08-14T12:37:56.14</dc:date>
    <dc:creator>Christian Vigh</dc:creator>
    <meta:editing-duration>PT13S</meta:editing-duration>
    <meta:editing-cycles>1</meta:editing-cycles>
    <meta:generator>OpenOffice/4.1.2$Win32 OpenOffice.org_project/412m3$Build-9782</meta:generator>
  </office:meta>
</office:document-meta>
</file>